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3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9">
            <text:p>9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71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9">
            <text:p>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09">
            <text:p>4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/05/2012</text:date>, <text:time>01:38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02T01:38:50</dc:date>
    <meta:editing-duration>PT01H08M45S</meta:editing-duration>
    <meta:editing-cycles>86</meta:editing-cycles>
    <meta:generator>OpenOffice.org/3.2$Unix OpenOffice.org_project/320m12$Build-9483</meta:generator>
    <dc:creator>david </dc:creator>
    <meta:document-statistic meta:table-count="5" meta:cell-count="244" meta:object-count="0"/>
  </office:meta>
</office:document-meta>
</file>